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4-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9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Club para Celebración del 52 Aniversario de la CEM.,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FESTEJOS Y CLUB DE CAMPO CAMPER, C.A, RIF: J-29819340-9, por un monto de Bs. 14.168,00, ubicada en Via Principal de Viboral casa Nro S/N Sector Viboral Maturin Monagas, MATURIN ESTADO MONAGAS
<text:line-break/>
<text:line-break/></text:p>
      <text:p text:style-name="P11"/>
      <text:p text:style-name="P5"><text:span text:style-name="T21">En Maturín, a los </text:span><text:span text:style-name="Fuente_20_de_20_párrafo_20_predeter."><text:span text:style-name="T17"><text:s/>treinta (3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